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text-indent="-2cm" style:auto-text-indent="false"/>
      <style:text-properties style:font-name="Arial" fo:font-size="11pt" fo:font-weight="bold" style:font-size-asian="11pt" style:font-size-complex="11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ext_20_body">
      <style:paragraph-properties fo:break-before="page"/>
      <style:text-properties style:font-name="Arial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text-indent="0cm" style:auto-text-indent="false"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PCheader#%</text:p>
      <text:p text:style-name="P9"/>
      <text:p text:style-name="P7">%=NSS_BILLAG=%</text:p>
      <text:p text:style-name="P8"/>
      <text:p text:style-name="P1">%=TITRE_BILLAG=%</text:p>
      <text:p text:style-name="P3"/>
      <text:p text:style-name="P4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10"/>
      <text:p text:style-name="P11">%=SALUTATIONS_BILLAG=%</text:p>
      <text:p text:style-name="P10"/>
      <text:p text:style-name="P10"/>
      <text:p text:style-name="P6"/>
      <text:p text:style-name="P13"/>
      <text:p text:style-name="P2"/>
      <text:p text:style-name="P5"><text:tab/></text:p>
      <text:p text:style-name="P6">.</text:p>
      <text:p text:style-name="P6"><draw:frame draw:style-name="fr1" draw:name="Frame1" text:anchor-type="paragraph" svg:x="12.051cm" svg:y="-0.198cm" svg:width="5.955cm" draw:z-index="0"><draw:text-box fo:min-height="0.769cm"><text:p text:style-name="P14">%=ADRESSE_FORM=%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SpacePara" style:family="paragraph" style:parent-style-name="Text_20_body" style:class="extra">
      <style:paragraph-properties fo:margin-left="0cm" fo:margin-right="0cm" fo:margin-top="0cm" fo:margin-bottom="0cm" fo:text-indent="0cm" style:auto-text-indent="false">
        <style:tab-stops>
          <style:tab-stop style:position="12.065cm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30T16:40:29.94</dc:date>
    <meta:editing-cycles>42</meta:editing-cycles>
    <meta:editing-duration>PT5H36M45S</meta:editing-duration>
    <meta:document-statistic meta:table-count="0" meta:image-count="0" meta:object-count="0" meta:page-count="2" meta:paragraph-count="13" meta:word-count="13" meta:character-count="188"/>
    <meta:user-defined meta:name="Info 1"/>
    <meta:user-defined meta:name="Info 2"/>
    <meta:user-defined meta:name="Info 3"/>
    <meta:user-defined meta:name="Info 4"/>
  </office:meta>
</office:document-meta>
</file>